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2fac5"/>
    </style:style>
    <style:style style:name="P2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346a6"/>
    </style:style>
    <style:style style:name="P3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1ffff"/>
    </style:style>
    <style:style style:name="P4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fo:font-size="14pt" fo:font-weight="bold" officeooo:rsid="0022fac5" officeooo:paragraph-rsid="0022fac5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2fac5" officeooo:paragraph-rsid="002346a6"/>
    </style:style>
    <style:style style:name="P6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2fe951"/>
    </style:style>
    <style:style style:name="P7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321bf2"/>
    </style:style>
    <style:style style:name="P8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96ee0" officeooo:paragraph-rsid="00296ee0"/>
    </style:style>
    <style:style style:name="P9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2aa573"/>
    </style:style>
    <style:style style:name="P10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5813c"/>
    </style:style>
    <style:style style:name="P11" style:family="paragraph" style:parent-style-name="Heading_20_3">
      <style:text-properties officeooo:rsid="00321bf2" officeooo:paragraph-rsid="00321bf2"/>
    </style:style>
    <style:style style:name="P12" style:family="paragraph" style:parent-style-name="Heading_20_3">
      <style:text-properties officeooo:rsid="0046ab47" officeooo:paragraph-rsid="0046ab47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296ee0"/>
    </style:style>
    <style:style style:name="P15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2aa573"/>
    </style:style>
    <style:style style:name="P16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37b1d4"/>
    </style:style>
    <style:style style:name="P17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464c65"/>
    </style:style>
    <style:style style:name="P18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paragraph-rsid="002c1a5b"/>
    </style:style>
    <style:style style:name="P19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7b1d4" officeooo:paragraph-rsid="00464c65"/>
    </style:style>
    <style:style style:name="P20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fe951" officeooo:paragraph-rsid="002fe951"/>
    </style:style>
    <style:style style:name="P21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fe951" officeooo:paragraph-rsid="0030edc9"/>
    </style:style>
    <style:style style:name="P22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0edc9" officeooo:paragraph-rsid="0030edc9"/>
    </style:style>
    <style:style style:name="P23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0edc9" officeooo:paragraph-rsid="002fe951"/>
    </style:style>
    <style:style style:name="P24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21bf2"/>
    </style:style>
    <style:style style:name="P25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f75d1"/>
    </style:style>
    <style:style style:name="P26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de0b7"/>
    </style:style>
    <style:style style:name="P27" style:family="paragraph" style:parent-style-name="Standard" style:list-style-name="L4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46ab47" officeooo:paragraph-rsid="0046ab47"/>
    </style:style>
    <style:style style:name="P28" style:family="paragraph" style:parent-style-name="Standard" style:list-style-name="L4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47d530" officeooo:paragraph-rsid="0047d530"/>
    </style:style>
    <style:style style:name="P29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3de0f"/>
    </style:style>
    <style:style style:name="P30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35734"/>
    </style:style>
    <style:style style:name="P31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de0f" officeooo:paragraph-rsid="0033de0f"/>
    </style:style>
    <style:style style:name="P32" style:family="paragraph" style:parent-style-name="Standard" style:list-style-name="L5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5813c" officeooo:paragraph-rsid="0035813c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a9a9a9"/>
      <style:paragraph-properties fo:text-align="center"/>
    </style:style>
    <style:style style:name="P35" style:family="paragraph">
      <loext:graphic-properties draw:fill="solid" draw:fill-color="#006400"/>
      <style:paragraph-properties fo:text-align="center"/>
    </style:style>
    <style:style style:name="P36" style:family="paragraph">
      <loext:graphic-properties draw:fill="solid" draw:fill-color="#dc143c"/>
      <style:paragraph-properties fo:text-align="center"/>
    </style:style>
    <style:style style:name="P37" style:family="paragraph">
      <loext:graphic-properties draw:fill="solid" draw:fill-color="#0000ff"/>
      <style:paragraph-properties fo:text-align="center"/>
    </style:style>
    <style:style style:name="P38" style:family="paragraph">
      <loext:graphic-properties draw:fill="solid" draw:fill-color="#ffff00"/>
      <style:paragraph-properties fo:text-align="center"/>
    </style:style>
    <style:style style:name="P39" style:family="paragraph">
      <style:paragraph-properties fo:text-align="center"/>
    </style:style>
    <style:style style:name="P40" style:family="paragraph">
      <loext:graphic-properties draw:fill="solid" draw:fill-color="#d3d3d3"/>
      <style:paragraph-properties fo:text-align="center"/>
    </style:style>
    <style:style style:name="P41" style:family="paragraph">
      <loext:graphic-properties draw:fill="solid" draw:fill-color="#ffff00"/>
      <style:paragraph-properties fo:text-align="center"/>
      <style:text-properties fo:font-size="12pt"/>
    </style:style>
    <style:style style:name="P42" style:family="paragraph">
      <style:paragraph-properties fo:text-align="start"/>
    </style:style>
    <style:style style:name="T1" style:family="text">
      <style:text-properties officeooo:rsid="00245ccf"/>
    </style:style>
    <style:style style:name="T2" style:family="text">
      <style:text-properties officeooo:rsid="00277ba8"/>
    </style:style>
    <style:style style:name="T3" style:family="text">
      <style:text-properties officeooo:rsid="002c1a5b"/>
    </style:style>
    <style:style style:name="T4" style:family="text">
      <style:text-properties officeooo:rsid="0029da56"/>
    </style:style>
    <style:style style:name="T5" style:family="text">
      <style:text-properties officeooo:rsid="002dffe9"/>
    </style:style>
    <style:style style:name="T6" style:family="text">
      <style:text-properties officeooo:rsid="002fe951"/>
    </style:style>
    <style:style style:name="T7" style:family="text">
      <style:text-properties officeooo:rsid="0030edc9"/>
    </style:style>
    <style:style style:name="T8" style:family="text">
      <style:text-properties officeooo:rsid="00335734"/>
    </style:style>
    <style:style style:name="T9" style:family="text">
      <style:text-properties officeooo:rsid="0033de0f"/>
    </style:style>
    <style:style style:name="T10" style:family="text">
      <style:text-properties officeooo:rsid="00387cf5"/>
    </style:style>
    <style:style style:name="T11" style:family="text">
      <style:text-properties officeooo:rsid="0038c762"/>
    </style:style>
    <style:style style:name="T12" style:family="text">
      <style:text-properties officeooo:rsid="003a17c4"/>
    </style:style>
    <style:style style:name="T13" style:family="text">
      <style:text-properties officeooo:rsid="003b56c2"/>
    </style:style>
    <style:style style:name="T14" style:family="text">
      <style:text-properties officeooo:rsid="003de0b7"/>
    </style:style>
    <style:style style:name="T15" style:family="text">
      <style:text-properties officeooo:rsid="003f75d1"/>
    </style:style>
    <style:style style:name="T16" style:family="text">
      <style:text-properties officeooo:rsid="00443ca1"/>
    </style:style>
    <style:style style:name="T17" style:family="text">
      <style:text-properties officeooo:rsid="00464c65"/>
    </style:style>
    <style:style style:name="T18" style:family="text">
      <style:text-properties officeooo:rsid="0047d530"/>
    </style:style>
    <style:style style:name="T19" style:family="text">
      <style:text-properties officeooo:rsid="004964bb"/>
    </style:style>
    <style:style style:name="T20" style:family="text">
      <style:text-properties officeooo:rsid="004a2a1c"/>
    </style:style>
    <style:style style:name="T21" style:family="text">
      <style:text-properties fo:text-shadow="none" fo:font-weight="bold" style:font-weight-asian="bold" style:font-weight-complex="bold"/>
    </style:style>
    <style:style style:name="T22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23" style:family="text">
      <style:text-properties fo:font-size="12pt" fo:text-shadow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a9a9a9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6400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dc143c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00ff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00" draw:textarea-horizontal-align="justify" draw:textarea-vertical-align="middle" draw:auto-grow-height="false" fo:min-height="0.707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d3d3d3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000000" draw:marker-start-width="0.653cm" draw:marker-end-width="0.65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d3d3d3" fo:min-height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_20_4" svg:stroke-width="0.101cm" svg:stroke-color="#006400" draw:marker-start-width="0.653cm" draw:marker-end-width="0.65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00" draw:textarea-horizontal-align="justify" draw:textarea-vertical-align="middle" draw:auto-grow-height="false" fo:min-height="0.711cm" fo:min-width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d3d3d3" fo:min-height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d3d3d3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put<text:tab/>Type<text:tab/>Output<text:span text:style-name="T1">s</text:span></text:p>
      <text:p text:style-name="P1"><text:tab/><text:span text:style-name="T10">5</text:span> 0<text:tab/>On_Off<text:tab/><text:span text:style-name="T2">6</text:span> 2<text:tab/><text:span text:style-name="T12">C</text:span> 2</text:p>
      <text:p text:style-name="P2"><text:tab/><text:span text:style-name="T10">5</text:span> 1<text:tab/>On_Off<text:tab/><text:span text:style-name="T12">C</text:span> 3</text:p>
      <text:p text:style-name="P5"><text:tab/><text:span text:style-name="T10">5</text:span> <text:span text:style-name="T10">2</text:span><text:tab/>Toggle<text:tab/><text:span text:style-name="T12">C</text:span> 4</text:p>
      <text:p text:style-name="P3"><draw:line text:anchor-type="paragraph" draw:z-index="68" draw:name="Shape2" draw:style-name="gr8" draw:text-style-name="P39" svg:x1="23.58cm" svg:y1="2.499cm" svg:x2="23.58cm" svg:y2="3.998cm"><text:p/></draw:line><draw:frame text:anchor-type="paragraph" draw:z-index="75" draw:name="Shape3" draw:style-name="gr13" draw:text-style-name="P40" svg:width="5.502cm" svg:height="1.502cm" svg:x="18.579cm" svg:y="15.501cm"><draw:text-box><text:p text:style-name="P39"><text:span text:style-name="T21"/></text:p><text:p text:style-name="P39"><text:span text:style-name="T22">LCD Shield</text:span></text:p></draw:text-box></draw:frame><draw:line text:anchor-type="paragraph" draw:z-index="67" draw:name="Shape2" draw:style-name="gr8" draw:text-style-name="P39" svg:x1="19.08cm" svg:y1="2.499cm" svg:x2="19.08cm" svg:y2="3.998cm"><text:p/></draw:line><draw:frame text:anchor-type="paragraph" draw:z-index="66" draw:name="Shape3" draw:style-name="gr12" draw:text-style-name="P40" svg:width="3.001cm" svg:height="2.001cm" svg:x="22.08cm" svg:y="0.499cm"><draw:text-box><text:p text:style-name="P39"><text:span text:style-name="T21"/></text:p><text:p text:style-name="P39"><text:span text:style-name="T22">Servo 0</text:span></text:p><text:p/></draw:text-box></draw:frame><draw:frame text:anchor-type="paragraph" draw:z-index="65" draw:name="Shape3" draw:style-name="gr12" draw:text-style-name="P40" svg:width="3.001cm" svg:height="2.001cm" svg:x="17.579cm" svg:y="0.499cm"><draw:text-box><text:p text:style-name="P39"><text:span text:style-name="T21"/></text:p><text:p text:style-name="P39"><text:span text:style-name="T22">Servo 1</text:span></text:p><text:p/></draw:text-box></draw:frame><draw:line text:anchor-type="paragraph" draw:z-index="64" draw:name="Shape2" draw:style-name="gr8" draw:text-style-name="P39" svg:x1="24.209cm" svg:y1="6.999cm" svg:x2="24.209cm" svg:y2="7.999cm"><text:p/></draw:line><draw:line text:anchor-type="paragraph" draw:z-index="63" draw:name="Shape2" draw:style-name="gr8" draw:text-style-name="P39" svg:x1="22.71cm" svg:y1="7.001cm" svg:x2="22.71cm" svg:y2="8.001cm"><text:p/></draw:line><draw:line text:anchor-type="paragraph" draw:z-index="62" draw:name="Shape2" draw:style-name="gr8" draw:text-style-name="P39" svg:x1="20.579cm" svg:y1="6.997cm" svg:x2="20.579cm" svg:y2="7.997cm"><text:p/></draw:line><draw:line text:anchor-type="paragraph" draw:z-index="61" draw:name="Shape2" draw:style-name="gr8" draw:text-style-name="P39" svg:x1="19.209cm" svg:y1="6.999cm" svg:x2="19.209cm" svg:y2="7.999cm"><text:p/></draw:line><draw:custom-shape text:anchor-type="paragraph" draw:z-index="60" draw:name="Shape1" draw:style-name="gr5" draw:text-style-name="P37" svg:width="1.001cm" svg:height="1.003cm" svg:x="23.71cm" svg:y="7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1" draw:style-name="gr5" draw:text-style-name="P37" svg:width="1.001cm" svg:height="1.003cm" svg:x="22.209cm" svg:y="8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1" draw:style-name="gr4" draw:text-style-name="P36" svg:width="1.001cm" svg:height="1.003cm" svg:x="20.08cm" svg:y="7.9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1" draw:style-name="gr1" draw:text-style-name="P33" svg:width="1.001cm" svg:height="1.003cm" svg:x="18.71cm" svg:y="7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6" draw:name="Shape3" draw:style-name="gr7" draw:text-style-name="P40" svg:width="6.501cm" svg:height="2.924cm" svg:x="18.21cm" svg:y="4.076cm"><draw:text-box><text:p text:style-name="P42"><text:span text:style-name="T23"><text:s text:c="6"/></text:span><text:span text:style-name="T23">1a <text:s text:c="38"/></text:span><text:span text:style-name="T23">0a</text:span></text:p><text:p text:style-name="P39"><text:span text:style-name="T22">Output Module</text:span></text:p><text:p text:style-name="P39"><text:span text:style-name="T22">8</text:span></text:p><text:p/><text:p><text:s text:c="8"/>3b <text:s text:c="8"/>3a <text:s text:c="15"/>1b <text:s text:c="7"/><text:s text:c="2"/>0b</text:p></draw:text-box></draw:frame><draw:frame text:anchor-type="paragraph" draw:z-index="55" draw:name="Shape3" draw:style-name="gr7" draw:text-style-name="P40" svg:width="6.501cm" svg:height="2.924cm" svg:x="10.58cm" svg:y="3.999cm"><draw:text-box><text:p text:style-name="P39"><text:span text:style-name="T21"/></text:p><text:p text:style-name="P39"><text:span text:style-name="T22">Output Module</text:span></text:p><text:p text:style-name="P39"><text:span text:style-name="T22">6</text:span></text:p><text:p>3b <text:s text:c="47"/><text:s text:c="5"/>0a</text:p><text:p><text:s text:c="4"/>3a <text:s text:c="4"/>2b <text:s text:c="4"/>2a <text:s text:c="10"/>1b <text:s text:c="5"/>1a <text:s/><text:s text:c="3"/>0b</text:p></draw:text-box></draw:frame><draw:frame text:anchor-type="paragraph" draw:z-index="54" draw:name="Shape3" draw:style-name="gr7" draw:text-style-name="P40" svg:width="6.501cm" svg:height="2.924cm" svg:x="2.208cm" svg:y="4.066cm"><draw:text-box><text:p text:style-name="P39"><text:span text:style-name="T21"/></text:p><text:p text:style-name="P39"><text:span text:style-name="T22">Output Module</text:span></text:p><text:p text:style-name="P39"><text:span text:style-name="T22">C</text:span></text:p><text:p>3b <text:s text:c="47"/><text:s text:c="5"/>4a</text:p><text:p>3a <text:s/>2b <text:s/>2a 1b <text:s text:c="4"/>1a <text:s text:c="5"/>0b <text:s text:c="5"/>0a <text:s text:c="2"/><text:s text:c="5"/>4b</text:p></draw:text-box></draw:frame><draw:line text:anchor-type="paragraph" draw:z-index="24" draw:name="Shape2" draw:style-name="gr10" draw:text-style-name="P39" svg:x1="18.211cm" svg:y1="4.999cm" svg:x2="17.08cm" svg:y2="4.999cm"><text:p/></draw:line><draw:line text:anchor-type="paragraph" draw:z-index="23" draw:name="Shape2" draw:style-name="gr10" draw:text-style-name="P39" svg:x1="10.579cm" svg:y1="4.999cm" svg:x2="8.708cm" svg:y2="4.999cm"><text:p/></draw:line><draw:line text:anchor-type="paragraph" draw:z-index="22" draw:name="Shape2" draw:style-name="gr10" draw:text-style-name="P39" svg:x1="25.709cm" svg:y1="12.501cm" svg:x2="24.58cm" svg:y2="12.501cm"><text:p/></draw:line><draw:line text:anchor-type="paragraph" draw:z-index="21" draw:name="Shape2" draw:style-name="gr10" draw:text-style-name="P39" svg:x1="10.58cm" svg:y1="12.501cm" svg:x2="8.578cm" svg:y2="12.501cm"><text:p/></draw:line><draw:line text:anchor-type="paragraph" draw:z-index="20" draw:name="Shape2" draw:style-name="gr10" draw:text-style-name="P39" svg:x1="18.08cm" svg:y1="12.501cm" svg:x2="16.08cm" svg:y2="12.501cm"><text:p/></draw:line><draw:line text:anchor-type="paragraph" draw:z-index="19" draw:name="Shape2" draw:style-name="gr10" draw:text-style-name="P39" svg:x1="25.708cm" svg:y1="4.999cm" svg:x2="24.71cm" svg:y2="4.999cm"><text:p/></draw:line><draw:line text:anchor-type="paragraph" draw:z-index="18" draw:name="Shape2" draw:style-name="gr10" draw:text-style-name="P39" svg:x1="25.709cm" svg:y1="4.999cm" svg:x2="25.709cm" svg:y2="12.501cm"><text:p/></draw:line><draw:frame text:anchor-type="paragraph" draw:z-index="17" draw:name="Shape3" draw:style-name="gr9" draw:text-style-name="P40" svg:width="6.501cm" svg:height="3.001cm" svg:x="18.08cm" svg:y="11.501cm"><draw:text-box><text:p text:style-name="P39"><text:span text:style-name="T22"/></text:p><text:p text:style-name="P39"><text:span text:style-name="T22">Controller</text:span></text:p><text:p text:style-name="P39"><text:span text:style-name="T22">Uno</text:span></text:p><text:p/></draw:text-box></draw:frame><draw:line text:anchor-type="paragraph" draw:z-index="16" draw:name="Shape2" draw:style-name="gr8" draw:text-style-name="P39" svg:x1="4.078cm" svg:y1="15.42cm" svg:x2="3.577cm" svg:y2="16cm"><text:p/></draw:line><draw:line text:anchor-type="paragraph" draw:z-index="15" draw:name="Shape2" draw:style-name="gr8" draw:text-style-name="P39" svg:x1="3.577cm" svg:y1="16cm" svg:x2="3.577cm" svg:y2="16.58cm"><text:p/></draw:line><draw:line text:anchor-type="paragraph" draw:z-index="14" draw:name="Shape2" draw:style-name="gr8" draw:text-style-name="P39" svg:x1="3.577cm" svg:y1="14.501cm" svg:x2="3.577cm" svg:y2="15.503cm"><text:p/></draw:line><draw:line text:anchor-type="paragraph" draw:z-index="13" draw:name="Shape2" draw:style-name="gr8" draw:text-style-name="P39" svg:x1="8.079cm" svg:y1="14.501cm" svg:x2="8.079cm" svg:y2="15.503cm"><text:p/></draw:line><draw:line text:anchor-type="paragraph" draw:z-index="12" draw:name="Shape2" draw:style-name="gr8" draw:text-style-name="P39" svg:x1="6.578cm" svg:y1="14.501cm" svg:x2="6.578cm" svg:y2="15.581cm"><text:p/></draw:line><draw:line text:anchor-type="paragraph" draw:z-index="10" draw:name="Shape2" draw:style-name="gr8" draw:text-style-name="P39" svg:x1="15.579cm" svg:y1="14.501cm" svg:x2="15.579cm" svg:y2="15.501cm"><text:p/></draw:line><draw:line text:anchor-type="paragraph" draw:z-index="9" draw:name="Shape2" draw:style-name="gr8" draw:text-style-name="P39" svg:x1="11.079cm" svg:y1="14.497cm" svg:x2="11.079cm" svg:y2="15.499cm"><text:p/></draw:line><draw:line text:anchor-type="paragraph" draw:z-index="8" draw:name="Shape2" draw:style-name="gr8" draw:text-style-name="P39" svg:x1="12.578cm" svg:y1="14.499cm" svg:x2="12.578cm" svg:y2="15.501cm"><text:p/></draw:line><draw:line text:anchor-type="paragraph" draw:z-index="7" draw:name="Shape2" draw:style-name="gr8" draw:text-style-name="P39" svg:x1="14.079cm" svg:y1="14.497cm" svg:x2="14.079cm" svg:y2="15.499cm"><text:p/></draw:line><draw:frame text:anchor-type="paragraph" draw:z-index="6" draw:name="Shape3" draw:style-name="gr7" draw:text-style-name="P40" svg:width="5.501cm" svg:height="2.924cm" svg:x="10.58cm" svg:y="11.578cm"><draw:text-box><text:p text:style-name="P39"><text:span text:style-name="T21"/></text:p><text:p text:style-name="P39"><text:span text:style-name="T22">Input Module</text:span></text:p><text:p text:style-name="P39"><text:span text:style-name="T22">4</text:span></text:p><text:p/><text:p><text:s text:c="4"/>3 <text:s text:c="11"/>2 <text:s text:c="11"/>1 <text:s text:c="11"/>0</text:p></draw:text-box></draw:frame><draw:custom-shape text:anchor-type="paragraph" draw:z-index="5" draw:name="Shape1" draw:style-name="gr6" draw:text-style-name="P38" svg:width="1.001cm" svg:height="1.001cm" svg:x="15.079cm" svg:y="15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5" draw:text-style-name="P37" svg:width="1.001cm" svg:height="1.003cm" svg:x="13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36" svg:width="1.001cm" svg:height="1.003cm" svg:x="12.079cm" svg:y="15.4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3" draw:text-style-name="P35" svg:width="1.001cm" svg:height="1.003cm" svg:x="10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2" draw:text-style-name="P34" svg:width="1.001cm" svg:height="1.003cm" svg:x="7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1" draw:style-name="gr1" draw:text-style-name="P33" svg:width="1.001cm" svg:height="1.003cm" svg:x="6.0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Shape2" draw:style-name="gr8" draw:text-style-name="P39" svg:x1="21.579cm" svg:y1="14.501cm" svg:x2="21.579cm" svg:y2="15.501cm"><text:p/></draw:line><draw:frame text:anchor-type="paragraph" draw:z-index="11" draw:name="Shape3" draw:style-name="gr7" draw:text-style-name="P40" svg:width="5.501cm" svg:height="2.924cm" svg:x="3.078cm" svg:y="11.578cm"><draw:text-box><text:p text:style-name="P39"><text:span text:style-name="T21"/></text:p><text:p text:style-name="P39"><text:span text:style-name="T22">Input Module</text:span></text:p><text:p text:style-name="P39"><text:span text:style-name="T22">5</text:span></text:p><text:p/><text:p><text:s text:c="4"/>2 <text:s text:c="25"/>1 <text:s text:c="11"/>0</text:p></draw:text-box></draw:frame></text:p>
      <text:p text:style-name="P2"><text:tab/>4 0<text:tab/>On_Off<text:tab/>8 3<text:tab/>8 0<text:tab/>. <text:span text:style-name="T20">2</text:span><text:tab/>8 1<text:tab/><text:span text:style-name="T12">C</text:span> 0<text:tab/><text:span text:style-name="T12">C</text:span> 1</text:p>
      <text:p text:style-name="P2"><text:tab/>4 1<text:tab/>On_Off<text:tab/>8 3<text:tab/><text:span text:style-name="T13">C</text:span> <text:span text:style-name="T19">1</text:span><text:tab/>. <text:span text:style-name="T20">2</text:span><text:tab/>8 1</text:p>
      <text:p text:style-name="P2"><text:tab/>4 2<text:tab/>On<text:tab/>6 1</text:p>
      <text:p text:style-name="P2"><text:tab/>4 3<text:tab/>Off<text:tab/><text:span text:style-name="T2">6</text:span> 1</text:p>
      <text:p text:style-name="P2"/>
      <text:p text:style-name="P8"><draw:custom-shape text:anchor-type="paragraph" draw:z-index="36" draw:name="Shape1" draw:style-name="gr11" draw:text-style-name="P41" svg:width="1.004cm" svg:height="1.004cm" svg:x="5.667cm" svg:y="5.5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1" draw:style-name="gr4" draw:text-style-name="P36" svg:width="1.001cm" svg:height="1.003cm" svg:x="12.672cm" svg:y="5.2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" draw:style-name="gr3" draw:text-style-name="P35" svg:width="1.001cm" svg:height="1.003cm" svg:x="9.671cm" svg:y="5.7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2" draw:style-name="gr8" draw:text-style-name="P39" svg:x1="13.173cm" svg:y1="4.001cm" svg:x2="13.173cm" svg:y2="5.255cm"><text:p/></draw:line><draw:line text:anchor-type="paragraph" draw:z-index="33" draw:name="Shape2" draw:style-name="gr8" draw:text-style-name="P39" svg:x1="10.172cm" svg:y1="3.256cm" svg:x2="10.172cm" svg:y2="5.755cm"><text:p/></draw:line><draw:custom-shape text:anchor-type="paragraph" draw:z-index="28" draw:name="Shape1" draw:style-name="gr4" draw:text-style-name="P36" svg:width="1.001cm" svg:height="1.003cm" svg:x="17.173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6" draw:text-style-name="P38" svg:width="1.001cm" svg:height="1.001cm" svg:x="16.173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2" draw:style-name="gr8" draw:text-style-name="P39" svg:x1="17.672cm" svg:y1="3.256cm" svg:x2="17.672cm" svg:y2="5.076cm"><text:p/></draw:line><draw:line text:anchor-type="paragraph" draw:z-index="34" draw:name="Shape2" draw:style-name="gr8" draw:text-style-name="P39" svg:x1="16.672cm" svg:y1="4.001cm" svg:x2="16.672cm" svg:y2="5.58cm"><text:p/></draw:line><draw:line text:anchor-type="paragraph" draw:z-index="30" draw:name="Shape2" draw:style-name="gr8" draw:text-style-name="P39" svg:x1="15.672cm" svg:y1="4.001cm" svg:x2="15.672cm" svg:y2="5.079cm"><text:p/></draw:line><draw:custom-shape text:anchor-type="paragraph" draw:z-index="26" draw:name="Shape1" draw:style-name="gr6" draw:text-style-name="P38" svg:width="1.001cm" svg:height="1.001cm" svg:x="15.173cm" svg:y="5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2" draw:style-name="gr8" draw:text-style-name="P39" svg:x1="14.672cm" svg:y1="4.001cm" svg:x2="14.672cm" svg:y2="5.578cm"><text:p/></draw:line><draw:custom-shape text:anchor-type="paragraph" draw:z-index="25" draw:name="Shape1" draw:style-name="gr3" draw:text-style-name="P35" svg:width="1.001cm" svg:height="1.003cm" svg:x="14.173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2" draw:style-name="gr8" draw:text-style-name="P39" svg:x1="12.173cm" svg:y1="3.997cm" svg:x2="12.173cm" svg:y2="5.754cm"><text:p/></draw:line><draw:line text:anchor-type="paragraph" draw:z-index="79" draw:name="Shape2" draw:style-name="gr8" draw:text-style-name="P39" svg:x1="11.172cm" svg:y1="4.001cm" svg:x2="11.172cm" svg:y2="5.253cm"><text:p/></draw:line><draw:custom-shape text:anchor-type="paragraph" draw:z-index="80" draw:name="Shape1" draw:style-name="gr11" draw:text-style-name="P41" svg:width="1.004cm" svg:height="1.004cm" svg:x="10.668cm" svg:y="5.2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1" draw:style-name="gr11" draw:text-style-name="P41" svg:width="1.004cm" svg:height="1.004cm" svg:x="11.668cm" svg:y="5.7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3" draw:name="Shape2" draw:style-name="gr8" draw:text-style-name="P39" svg:x1="17.673cm" svg:y1="3.256cm" svg:x2="17.08cm" svg:y2="3.256cm"><text:p/></draw:line><draw:custom-shape text:anchor-type="paragraph" draw:z-index="44" draw:name="Shape1" draw:style-name="gr1" draw:text-style-name="P33" svg:width="1.001cm" svg:height="1.003cm" svg:x="-0.33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0" draw:name="Shape2" draw:style-name="gr8" draw:text-style-name="P39" svg:x1="0.171cm" svg:y1="3.08cm" svg:x2="0.171cm" svg:y2="5.579cm"><text:p/></draw:line><draw:line text:anchor-type="paragraph" draw:z-index="51" draw:name="Shape2" draw:style-name="gr8" draw:text-style-name="P39" svg:x1="1.206cm" svg:y1="3.575cm" svg:x2="1.206cm" svg:y2="5.076cm"><text:p/></draw:line><draw:custom-shape text:anchor-type="paragraph" draw:z-index="43" draw:name="Shape1" draw:style-name="gr1" draw:text-style-name="P33" svg:width="1.001cm" svg:height="1.003cm" svg:x="0.67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Shape2" draw:style-name="gr8" draw:text-style-name="P39" svg:x1="2.209cm" svg:y1="3.579cm" svg:x2="1.207cm" svg:y2="3.575cm"><text:p/></draw:line><draw:line text:anchor-type="paragraph" draw:z-index="52" draw:name="Shape2" draw:style-name="gr8" draw:text-style-name="P39" svg:x1="2.208cm" svg:y1="3.078cm" svg:x2="0.171cm" svg:y2="3.08cm"><text:p/></draw:line><draw:custom-shape text:anchor-type="paragraph" draw:z-index="40" draw:name="Shape1" draw:style-name="gr3" draw:text-style-name="P35" svg:width="1.001cm" svg:height="1.003cm" svg:x="2.171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1" draw:style-name="gr4" draw:text-style-name="P36" svg:width="1.001cm" svg:height="1.003cm" svg:x="2.671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8" draw:text-style-name="P39" svg:x1="2.671cm" svg:y1="4.387cm" svg:x2="2.671cm" svg:y2="5.578cm"><text:p/></draw:line><draw:line text:anchor-type="paragraph" draw:z-index="47" draw:name="Shape2" draw:style-name="gr8" draw:text-style-name="P39" svg:x1="3.671cm" svg:y1="4.068cm" svg:x2="3.671cm" svg:y2="4.758cm"><text:p/></draw:line><draw:line text:anchor-type="paragraph" draw:z-index="77" draw:name="Shape2" draw:style-name="gr8" draw:text-style-name="P39" svg:x1="4.171cm" svg:y1="4.08cm" svg:x2="4.171cm" svg:y2="5.579cm"><text:p/></draw:line><draw:custom-shape text:anchor-type="paragraph" draw:z-index="38" draw:name="Shape1" draw:style-name="gr6" draw:text-style-name="P38" svg:width="1.001cm" svg:height="1.001cm" svg:x="3.671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1" draw:style-name="gr5" draw:text-style-name="P37" svg:width="1.001cm" svg:height="1.003cm" svg:x="4.671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Shape2" draw:style-name="gr8" draw:text-style-name="P39" svg:x1="5.171cm" svg:y1="4.068cm" svg:x2="5.171cm" svg:y2="5.068cm"><text:p/></draw:line><draw:line text:anchor-type="paragraph" draw:z-index="48" draw:name="Shape2" draw:style-name="gr8" draw:text-style-name="P39" svg:x1="6.172cm" svg:y1="4.08cm" svg:x2="6.172cm" svg:y2="5.579cm"><text:p/></draw:line><draw:line text:anchor-type="paragraph" draw:z-index="45" draw:name="Shape2" draw:style-name="gr8" draw:text-style-name="P39" svg:x1="7.172cm" svg:y1="4.068cm" svg:x2="7.172cm" svg:y2="5.068cm"><text:p/></draw:line><draw:custom-shape text:anchor-type="paragraph" draw:z-index="35" draw:name="Shape1" draw:style-name="gr5" draw:text-style-name="P37" svg:width="1.001cm" svg:height="1.003cm" svg:x="6.671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Shape1" draw:style-name="gr3" draw:text-style-name="P35" svg:width="1.001cm" svg:height="1.003cm" svg:x="8.079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Shape1" draw:style-name="gr4" draw:text-style-name="P36" svg:width="1.001cm" svg:height="1.003cm" svg:x="8.578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2" draw:style-name="gr8" draw:text-style-name="P39" svg:x1="8.578cm" svg:y1="4.068cm" svg:x2="8.578cm" svg:y2="5.578cm"><text:p/></draw:line><draw:line text:anchor-type="paragraph" draw:z-index="71" draw:name="Shape2" draw:style-name="gr8" draw:text-style-name="P39" svg:x1="9.172cm" svg:y1="3.256cm" svg:x2="9.172cm" svg:y2="5.076cm"><text:p/></draw:line><draw:line text:anchor-type="paragraph" draw:z-index="74" draw:name="Shape2" draw:style-name="gr8" draw:text-style-name="P39" svg:x1="9.172cm" svg:y1="3.256cm" svg:x2="8.708cm" svg:y2="3.256cm"><text:p/></draw:line><draw:line text:anchor-type="paragraph" draw:z-index="82" draw:name="Shape2" draw:style-name="gr8" draw:text-style-name="P39" svg:x1="3.171cm" svg:y1="4.068cm" svg:x2="3.171cm" svg:y2="4.387cm"><text:p/></draw:line><draw:line text:anchor-type="paragraph" draw:z-index="83" draw:name="Shape2" draw:style-name="gr8" draw:text-style-name="P39" svg:x1="3.171cm" svg:y1="4.068cm" svg:x2="3.171cm" svg:y2="4.387cm"><text:p/></draw:line><draw:line text:anchor-type="paragraph" draw:z-index="84" draw:name="Shape2" draw:style-name="gr8" draw:text-style-name="P39" svg:x1="3.171cm" svg:y1="4.757cm" svg:x2="3.171cm" svg:y2="5.076cm"><text:p/></draw:line><draw:line text:anchor-type="paragraph" draw:z-index="85" draw:name="Shape2" draw:style-name="gr8" draw:text-style-name="P39" svg:x1="3.171cm" svg:y1="4.757cm" svg:x2="3.171cm" svg:y2="5.076cm"><text:p/></draw:line><draw:line text:anchor-type="paragraph" draw:z-index="86" draw:name="Shape2" draw:style-name="gr8" draw:text-style-name="P39" svg:x1="3.172cm" svg:y1="4.387cm" svg:x2="2.671cm" svg:y2="4.387cm"><text:p/></draw:line><draw:line text:anchor-type="paragraph" draw:z-index="87" draw:name="Shape2" draw:style-name="gr8" draw:text-style-name="P39" svg:x1="3.635cm" svg:y1="4.757cm" svg:x2="3.171cm" svg:y2="4.757cm"><text:p/></draw:line><draw:line text:anchor-type="paragraph" draw:z-index="88" draw:name="Shape2" draw:style-name="gr8" draw:text-style-name="P39" svg:x1="10.58cm" svg:y1="3.256cm" svg:x2="10.116cm" svg:y2="3.256cm"><text:p/></draw:line>Lock<text:tab/>Lo 6 2<text:tab/>Hi 8 0<text:tab/>Lo 8 1</text:p>
      <text:h text:style-name="P13" text:outline-level="3">Demonstration</text:h>
      <text:list xml:id="list3470189859" text:style-name="L1">
        <text:list-item>
          <text:p text:style-name="P14">Toggle <text:span text:style-name="T11">5</text:span> <text:span text:style-name="T11">2</text:span><text:tab/>Opererates <text:span text:style-name="T3">red/green bi-colour </text:span>LED <text:span text:style-name="T12">C</text:span> 4.<text:line-break/></text:p>
        </text:list-item>
        <text:list-item>
          <text:p text:style-name="P14">On_Off <text:span text:style-name="T11">5</text:span> 0<text:tab/>Operates <text:span text:style-name="T3">red/yellow </text:span>LEDs 6 2.<text:line-break/><text:tab/>Also operates <text:span text:style-name="T3">red/green bi-colour </text:span>LED <text:span text:style-name="T12">C</text:span> 2.<text:line-break/></text:p>
        </text:list-item>
        <text:list-item>
          <text:p text:style-name="P15"><text:span text:style-name="T17">On</text:span> 4 <text:span text:style-name="T17">2</text:span><text:tab/>Operates <text:span text:style-name="T3">4-colour </text:span>LEDS 6 0 and 6 1.<text:line-break/><text:tab/>Only issues “<text:span text:style-name="T17">Hi</text:span>” actions.<text:line-break/></text:p>
        </text:list-item>
        <text:list-item>
          <text:p text:style-name="P15">O<text:span text:style-name="T17">ff</text:span> 4 <text:span text:style-name="T17">3</text:span><text:tab/>Operates same <text:span text:style-name="T3">4-colour </text:span>LEDS 6 0 and 6 1.<text:line-break/><text:tab/>Only issues “<text:span text:style-name="T17">Off</text:span>” actions.<text:line-break/><text:tab/><text:span text:style-name="T17">Also show automatic “Lo” action.</text:span><text:line-break/></text:p>
        </text:list-item>
        <text:list-item>
          <text:p text:style-name="P18"><text:span text:style-name="T4">On_Off 4 1<text:tab/>Operates servo 8 1 and associated blue pad LED 8 1.<text:line-break/><text:tab/>Pad LED changes state when servo is half-way through it’s travel (not necessarily 90</text:span>°<text:span text:style-name="T5">)</text:span>.<text:span text:style-name="T5"><text:line-break/><text:tab/>Also operates red/white LEDs 8 3 and blue/yellow flashing LEDs C 1.<text:line-break/><text:tab/>There’s a delay between the servo and the red/white LEDs 8 3.<text:line-break/><text:tab/>Flashing LEDs finish in the oposite state to where they started.<text:line-break/><text:tab/>Operation is reversed when going the other way.<text:line-break/></text:span></text:p>
        </text:list-item>
        <text:list-item>
          <text:p text:style-name="P15">On_Off 4 0<text:tab/>Operates servos 8 <text:span text:style-name="T3">0</text:span> and 8 <text:span text:style-name="T3">1</text:span> with a delay between them.<text:line-break/><text:tab/><text:span text:style-name="T3">Servo 8 0 represents a signal with a stutter when pulled, and bounce when released.</text:span><text:line-break/><text:tab/>Also operates the associated <text:span text:style-name="T3">blue </text:span>pad LEDs <text:span text:style-name="T6">(at half-servo travel)</text:span>.<text:line-break/><text:tab/>Also operates LEDs <text:span text:style-name="T12">C</text:span> 0 and <text:span text:style-name="T12">C</text:span> 1.<text:line-break/><text:tab/><text:span text:style-name="T17">Multiple buttons have operated (some of) the same outputs.</text:span><text:line-break/></text:p>
        </text:list-item>
        <text:list-item>
          <text:p text:style-name="P16">On_Off <text:span text:style-name="T11">5</text:span> 1<text:tab/>Operates Blink LEDs <text:span text:style-name="T12">C</text:span> 3.<text:line-break/><text:tab/><text:span text:style-name="T6">Just like flashing, except they go out after an interval rather than stopping on one colour.<text:line-break/></text:span></text:p>
        </text:list-item>
        <text:list-item>
          <text:p text:style-name="P17">LED 6 2<text:tab/>Locked hi if servo 8 0 is hi, or servo 8 1 is lo.<text:line-break/><text:tab/>Also, servos are locked if LED 6 2 is lo.<text:line-break/></text:p>
        </text:list-item>
        <text:list-item>
          <text:p text:style-name="P19">Multiple<text:tab/>Multiple simultaneous inputs can be actioned – eg to get more than 6 output actions.<text:line-break/><text:tab/>Different <text:span text:style-name="T13">inputs </text:span>can cause the same outputs to change – or a sub-set. Eg for multiple mimic panels.<text:line-break/></text:p>
        </text:list-item>
      </text:list>
      <text:p text:style-name="P9"/>
      <text:h text:style-name="P13" text:outline-level="3">Configuration</text:h>
      <text:list xml:id="list818529990" text:style-name="L2">
        <text:list-item>
          <text:p text:style-name="P20">Reset<text:tab/>Shows splash screen with software version.<text:line-break/><text:tab/>Shows connected input nodes.<text:line-break/><text:tab/>Shows connected output nodes.<text:line-break/><text:tab/>Initialises the input nodes – communicates with the MCP23017s to set them <text:span text:style-name="T11">to</text:span> input mode.<text:line-break/></text:p>
        </text:list-item>
        <text:list-item>
          <text:p text:style-name="P20">Calibrate<text:tab/>First run, or if any other shield button held during boot, calibration of buttons is performed.<text:line-break/></text:p>
        </text:list-item>
        <text:list-item>
          <text:p text:style-name="P20">Menu buttons.<text:tab/>Up or down to change option or increase/decrease setting.<text:line-break/><text:tab/>Left to go back (cancel changes), right to go deeper.<text:line-break/><text:tab/>Select to test/check current selection, or to save changes.<text:line-break/></text:p>
        </text:list-item>
        <text:list-item>
          <text:p text:style-name="P20">Output menu<text:tab/>Select node and pin.<text:line-break/><text:tab/>Select button to check/identify output.<text:line-break/><text:tab/>Choose output type.<text:line-break/><text:tab/>Adjust servo 8 0.<text:line-break/><text:tab/>Adjust LED 8 2.<text:line-break/><text:tab/>Left button to cancel, select to save.<text:line-break/></text:p>
        </text:list-item>
        <text:list-item>
          <text:p text:style-name="P21">Input menu<text:tab/>Select node and pin.<text:line-break/><text:tab/>Action with select button to check/identify a<text:span text:style-name="T7">ss</text:span>ociated output(s).<text:line-break/><text:tab/><text:span text:style-name="T7">Choose input type for On_Off 4 1.<text:line-break/><text:tab/></text:span>Select button to check/identify output.<text:line-break/><text:tab/><text:span text:style-name="T7">Select A, adjust pin and check/identify output.<text:line-break/><text:tab/>Select B to show flashing LED C 1.<text:line-break/><text:tab/>Select C to show delay – select button on node number.<text:line-break/><text:tab/>Set delay to zero.<text:line-break/></text:span><text:tab/>Left button to cancel, select to save.<text:line-break/></text:p>
        </text:list-item>
        <text:list-item>
          <text:p text:style-name="P22">Export menu<text:tab/>Show export output.<text:line-break/></text:p>
        </text:list-item>
        <text:list-item>
          <text:p text:style-name="P22">Import menu<text:tab/>Import some definitions.<text:line-break/></text:p>
        </text:list-item>
        <text:list-item>
          <text:p text:style-name="P22">System menu<text:tab/>Report level.<text:line-break/><text:tab/>Nodes.<text:line-break/></text:p>
        </text:list-item>
        <text:list-item>
          <text:p text:style-name="P23">Lock menu<text:tab/>Show lock for LED 6 2 (Lo) vs servos 8 0 (hi) <text:s/>and 8 1 (Lo).</text:p>
        </text:list-item>
      </text:list>
      <text:p text:style-name="P6"/>
      <text:h text:style-name="P11" text:outline-level="3"><text:soft-page-break/>Miscellaneous</text:h>
      <text:list xml:id="list1756702337" text:style-name="L3">
        <text:list-item>
          <text:p text:style-name="P24">Reset<text:tab/>So<text:span text:style-name="T8">f</text:span>tware version blinks on built-in LED.<text:line-break/><text:tab/>Output modules also blink their ID.<text:line-break/></text:p>
        </text:list-item>
        <text:list-item>
          <text:p text:style-name="P25">Renumber<text:tab/>Renumber module.<text:line-break/><text:tab/><text:span text:style-name="T8">How to reset to manual jumper-setting.<text:line-break/></text:span></text:p>
        </text:list-item>
        <text:list-item>
          <text:p text:style-name="P25"><text:span text:style-name="T15">Scan inputs<text:tab/>To select which input node/pin to configure.</text:span><text:line-break/></text:p>
        </text:list-item>
        <text:list-item>
          <text:p text:style-name="P26">EzyBus<text:tab/>Auto-config of EzyBus configuration.<text:line-break/></text:p>
        </text:list-item>
        <text:list-item>
          <text:p text:style-name="P26"><text:span text:style-name="T14">Road<text:tab/>Output type. Can work multiple ones</text:span><text:line-break/></text:p>
        </text:list-item>
      </text:list>
      <text:p text:style-name="P7"/>
      <text:h text:style-name="P12" text:outline-level="3">Architecture</text:h>
      <text:list xml:id="list1728305254" text:style-name="L4">
        <text:list-item>
          <text:p text:style-name="P27">Inputs<text:tab/>Specification held in the Uno.<text:line-break/></text:p>
        </text:list-item>
        <text:list-item>
          <text:p text:style-name="P27">Outputs<text:tab/>Specification held in the relevant Nano.<text:line-break/></text:p>
        </text:list-item>
        <text:list-item>
          <text:p text:style-name="P27">Multi-tasking <text:tab/><text:span text:style-name="T18">Main loop decides which functions need to run based on timers.</text:span><text:line-break/></text:p>
        </text:list-item>
        <text:list-item>
          <text:p text:style-name="P28">PWM<text:tab/>By hand, with care taken to power LEDs on opposite phase. Lower current and can use common dropper resistor.</text:p>
        </text:list-item>
      </text:list>
      <text:h text:style-name="P13" text:outline-level="3">Code</text:h>
      <text:list xml:id="list185124225" text:style-name="L5">
        <text:list-item>
          <text:p text:style-name="P29">Loop <text:tab/>How multi-tasking is achieved.<text:line-break/><text:tab/>Also in output module software.<text:line-break/></text:p>
        </text:list-item>
        <text:list-item>
          <text:p text:style-name="P30">Receipt<text:tab/>Receipt of commands.<text:line-break/><text:tab/>Stores for actioning by the main loop – interupt response must be quick.<text:line-break/></text:p>
        </text:list-item>
        <text:list-item>
          <text:p text:style-name="P30">Request<text:tab/><text:span text:style-name="T9">Receive the command for data and store it.<text:line-break/><text:tab/>Respond when request for data arrives.</text:span><text:line-break/></text:p>
        </text:list-item>
        <text:list-item>
          <text:p text:style-name="P31">Servo steps<text:tab/>Control structure to keep track of servo’s position.<text:line-break/><text:tab/>Initial setup from an “action” command.<text:line-break/><text:tab/>StepServo method.<text:line-break/></text:p>
        </text:list-item>
        <text:list-item>
          <text:p text:style-name="P31">LED steps<text:tab/>Similar method to servos for fading, but much faster.<text:line-break/></text:p>
        </text:list-item>
        <text:list-item>
          <text:p text:style-name="P29"><text:span text:style-name="T9">Remote store<text:tab/>Output configurations are held in the output modules.<text:line-break/><text:tab/>Need more space.<text:line-break/><text:tab/>Local to usage.<text:line-break/><text:tab/>Easy to avoid servo twitch at start-up.</text:span><text:line-break/></text:p>
        </text:list-item>
        <text:list-item>
          <text:p text:style-name="P32">Libraries<text:tab/>Minimal dependency of libraries – size and functionality concerns.<text:line-break/></text:p>
        </text:list-item>
        <text:list-item>
          <text:p text:style-name="P32">Git<text:tab/>Record of changes with divergent development.<text:line-break/><text:tab/>Bitbucket rather than GitHub at present.<text:line-break/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_20_4" draw:display-name="Dashed (var) 4" draw:style="rect" draw:dots1="1" draw:dots1-length="198%" draw:distance="12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94cm" fo:margin-bottom="0.9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6:05:29.358583760</meta:creation-date>
    <dc:date>2021-04-03T14:10:00.552073858</dc:date>
    <meta:editing-duration>PT5H25M24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5" meta:paragraph-count="49" meta:word-count="780" meta:character-count="4304" meta:non-whitespace-character-count="3513"/>
  </office:meta>
</office:document-meta>
</file>